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KILLS" style:family="table">
      <style:table-properties style:width="6.691in" fo:margin-left="-0.6431in" table:align="left"/>
    </style:style>
    <style:style style:name="SKILLS.A" style:family="table-column">
      <style:table-column-properties style:column-width="1.1861in"/>
    </style:style>
    <style:style style:name="SKILLS.B" style:family="table-column">
      <style:table-column-properties style:column-width="0.8174in"/>
    </style:style>
    <style:style style:name="SKILLS.C" style:family="table-column">
      <style:table-column-properties style:column-width="1.2257in"/>
    </style:style>
    <style:style style:name="SKILLS.D" style:family="table-column">
      <style:table-column-properties style:column-width="1.1458in"/>
    </style:style>
    <style:style style:name="SKILLS.E" style:family="table-column">
      <style:table-column-properties style:column-width="0.6889in"/>
    </style:style>
    <style:style style:name="SKILLS.F" style:family="table-column">
      <style:table-column-properties style:column-width="0.7611in"/>
    </style:style>
    <style:style style:name="SKILLS.G" style:family="table-column">
      <style:table-column-properties style:column-width="0.866in"/>
    </style:style>
    <style:style style:name="SKILLS.A1" style:family="table-cell">
      <style:table-cell-properties fo:padding="0.0382in" fo:border-left="0.05pt solid #000000" fo:border-right="none" fo:border-top="0.05pt solid #000000" fo:border-bottom="0.05pt solid #000000"/>
    </style:style>
    <style:style style:name="SKILLS.G1" style:family="table-cell">
      <style:table-cell-properties fo:padding="0.0382in" fo:border="0.05pt solid #000000"/>
    </style:style>
    <style:style style:name="SKILLS.A2" style:family="table-cell">
      <style:table-cell-properties fo:padding="0.0382in" fo:border-left="0.05pt solid #000000" fo:border-right="none" fo:border-top="none" fo:border-bottom="0.05pt solid #000000"/>
    </style:style>
    <style:style style:name="SKILL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rsid="01088649" officeooo:paragraph-rsid="01088649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font-name="Roboto Light2"/>
    </style:style>
    <style:style style:name="P10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11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12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3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1094ae5" officeooo:paragraph-rsid="01094ae5" style:font-name-complex="Droid Sans Mono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officeooo:rsid="010a6906" officeooo:paragraph-rsid="010a6906" style:font-name-complex="Droid Sans Mono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officeooo:rsid="010cac27" officeooo:paragraph-rsid="010cac27" style:font-name-complex="Droid Sans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10daf40" officeooo:paragraph-rsid="010daf40" style:font-weight-asian="bold" style:font-name-complex="Droid Sans Mono" style:font-size-complex="10pt" style:font-weight-complex="bold"/>
    </style:style>
    <style:style style:name="P2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officeooo:rsid="01088649" officeooo:paragraph-rsid="01088649" style:font-size-asian="24pt" style:font-weight-asian="normal" style:font-size-complex="24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.0193in" loext:contextual-spacing="false" fo:orphans="2" fo:widows="2" fo:text-indent="0in" style:auto-text-indent="false" style:page-number="auto" fo:background-color="transparent"/>
      <style:text-properties style:font-name="Roboto Light2"/>
    </style:style>
    <style:style style:name="P25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1088649" officeooo:paragraph-rsid="0046e7d8" style:font-size-asian="14pt" style:font-size-complex="14pt"/>
    </style:style>
    <style:style style:name="P26" style:family="paragraph" style:parent-style-name="Preformatted_20_Text" style:master-page-name="">
      <loext:graphic-properties draw:fill="none"/>
      <style:paragraph-properties fo:margin-left="-0.6252in" fo:margin-right="0in" fo:margin-top="0in" fo:margin-bottom="0in" loext:contextual-spacing="false" fo:text-align="center" style:justify-single-word="false" fo:orphans="2" fo:widows="2" fo:text-indent="0in" style:auto-text-indent="false" style:page-number="auto" fo:background-color="transparent">
        <style:tab-stops>
          <style:tab-stop style:position="0.8429in"/>
        </style:tab-stops>
      </style:paragraph-properties>
      <style:text-properties style:font-name="Roboto Light1" fo:font-size="14pt" officeooo:rsid="010cac27" officeooo:paragraph-rsid="010cac27" style:font-size-asian="14pt" style:font-size-complex="14pt"/>
    </style:style>
    <style:style style:name="P27" style:family="paragraph" style:parent-style-name="Standard" style:master-page-name="PITC_5f_title_5f_page">
      <loext:graphic-properties draw:fill="none"/>
      <style:paragraph-properties fo:margin-left="0in" fo:margin-right="0in" fo:margin-top="0in" fo:margin-bottom="0.0193in" loext:contextual-spacing="false" fo:orphans="2" fo:widows="2" fo:text-indent="0in" style:auto-text-indent="false" style:page-number="auto" fo:background-color="transparent"/>
      <style:text-properties style:font-name="Roboto Light2"/>
    </style:style>
    <style:style style:name="P2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1088649" officeooo:paragraph-rsid="0046e7d8" style:font-size-asian="14pt" style:font-size-complex="14pt"/>
    </style:style>
    <style:style style:name="P29" style:family="paragraph" style:parent-style-name="Preformatted_20_Text" style:master-page-name="">
      <loext:graphic-properties draw:fill="none"/>
      <style:paragraph-properties fo:margin-left="-0.5618in" fo:margin-right="0in" fo:margin-top="0in" fo:margin-bottom="0in" loext:contextual-spacing="false" fo:text-align="center" style:justify-single-word="false" fo:orphans="2" fo:widows="2" fo:text-indent="0in" style:auto-text-indent="false" style:page-number="auto" fo:background-color="transparent">
        <style:tab-stops>
          <style:tab-stop style:position="0.8429in"/>
        </style:tab-stops>
      </style:paragraph-properties>
      <style:text-properties style:font-name="Roboto Light1" fo:font-size="14pt" officeooo:rsid="01088649" officeooo:paragraph-rsid="0046e7d8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/>
    </style:style>
    <style:style style:name="T3" style:family="text">
      <style:text-properties style:font-name="Roboto Light1" officeooo:rsid="004a6425"/>
    </style:style>
    <style:style style:name="T4" style:family="text">
      <style:text-properties style:font-name="Roboto Light1" fo:font-size="9pt" style:font-size-asian="9pt" style:font-size-complex="9pt"/>
    </style:style>
    <style:style style:name="T5" style:family="text">
      <style:text-properties officeooo:rsid="00c8f426"/>
    </style:style>
    <style:style style:name="T6" style:family="text">
      <style:text-properties officeooo:rsid="008d6042"/>
    </style:style>
    <style:style style:name="T7" style:family="text">
      <style:text-properties officeooo:rsid="000ee956"/>
    </style:style>
    <style:style style:name="T8" style:family="text">
      <style:text-properties officeooo:rsid="009035d0"/>
    </style:style>
    <style:style style:name="T9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subject" text:anchor-type="page" text:anchor-page-number="1" svg:x="0.8165in" svg:y="2.2417in" svg:width="6.6965in" draw:z-index="0">
        <draw:text-box fo:min-height="0.4862in">
          <text:p text:style-name="P23">PuzzleSkills Skillset</text:p>
        </draw:text-box>
      </draw:frame>
      <text:p text:style-name="P27"/>
      <text:p text:style-name="P24"/>
      <text:p text:style-name="P9"/>
      <text:p text:style-name="P25"/>
      <text:p text:style-name="P29">Stand [CURRENT_DATE]</text:p>
      <text:p text:style-name="P25"/>
      <table:table table:name="SKILLS" table:style-name="SKILLS">
        <table:table-column table:style-name="SKILLS.A"/>
        <table:table-column table:style-name="SKILLS.B"/>
        <table:table-column table:style-name="SKILLS.C"/>
        <table:table-column table:style-name="SKILLS.D"/>
        <table:table-column table:style-name="SKILLS.E"/>
        <table:table-column table:style-name="SKILLS.F"/>
        <table:table-column table:style-name="SKILLS.G"/>
        <table:table-row>
          <table:table-cell table:style-name="SKILLS.A1" office:value-type="string">
            <text:p text:style-name="P22">Skill</text:p>
          </table:table-cell>
          <table:table-cell table:style-name="SKILLS.A1" office:value-type="string">
            <text:p text:style-name="P22">Anzahl Members</text:p>
          </table:table-cell>
          <table:table-cell table:style-name="SKILLS.A1" office:value-type="string">
            <text:p text:style-name="P22">Kategorie</text:p>
          </table:table-cell>
          <table:table-cell table:style-name="SKILLS.A1" office:value-type="string">
            <text:p text:style-name="P22">Subkategorie</text:p>
          </table:table-cell>
          <table:table-cell table:style-name="SKILLS.A1" office:value-type="string">
            <text:p text:style-name="P22">Default Set</text:p>
          </table:table-cell>
          <table:table-cell table:style-name="SKILLS.A1" office:value-type="string">
            <text:p text:style-name="P22">Radar</text:p>
          </table:table-cell>
          <table:table-cell table:style-name="SKILLS.G1" office:value-type="string">
            <text:p text:style-name="P22">Portfolio</text:p>
          </table:table-cell>
        </table:table-row>
        <table:table-row>
          <table:table-cell table:style-name="SKILLS.A2" office:value-type="string">
            <text:p text:style-name="P19">[SKILL_NAME]</text:p>
          </table:table-cell>
          <table:table-cell table:style-name="SKILLS.A2" office:value-type="string">
            <text:p text:style-name="P21">[MEMBER_AMOUNT]</text:p>
          </table:table-cell>
          <table:table-cell table:style-name="SKILLS.A2" office:value-type="string">
            <text:p text:style-name="P20">[PARENT_CATEGORY]</text:p>
          </table:table-cell>
          <table:table-cell table:style-name="SKILLS.A2" office:value-type="string">
            <text:p text:style-name="P20">[CATEGORY]</text:p>
          </table:table-cell>
          <table:table-cell table:style-name="SKILLS.A2" office:value-type="string">
            <text:p text:style-name="P20">[DEFAULT_SET]</text:p>
          </table:table-cell>
          <table:table-cell table:style-name="SKILLS.A2" office:value-type="string">
            <text:p text:style-name="P20">[RADAR]</text:p>
          </table:table-cell>
          <table:table-cell table:style-name="SKILLS.G2" office:value-type="string">
            <text:p text:style-name="P20">[PORTFOLIO]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rsid="01088649" officeooo:paragraph-rsid="01088649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>
      <style:text-properties style:font-name="Roboto Light1"/>
    </style:style>
    <style:style style:name="MT4" style:family="text"/>
    <style:style style:name="MT5" style:family="text">
      <style:text-properties style:font-name="Roboto Light1" fo:font-size="9pt" style:font-size-asian="9pt" style:font-size-complex="9pt"/>
    </style:style>
    <style:style style:name="MT6" style:family="text">
      <style:text-properties officeooo:rsid="00c8f426"/>
    </style:style>
    <style:style style:name="MT7" style:family="text">
      <style:text-properties officeooo:rsid="008d6042"/>
    </style:style>
    <style:style style:name="MT8" style:family="text">
      <style:text-properties officeooo:rsid="000ee956"/>
    </style:style>
    <style:style style:name="MT9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5-13T08:50:05.169622739">20190513</text:date></text:span><text:span text:style-name="MT1">w</text:span><text:span text:style-name="MT1"><text:word-count>112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0"><draw:text-box fo:min-height="0.2335in"><text:p text:style-name="MP1">Puzzle ITC GmbH</text:p></draw:text-box></draw:frame><text:span text:style-name="MT2">P</text:span><text:span text:style-name="MT3">uzzleSkills Skillset</text:span></text:p>
      </style:header>
      <style:footer>
        <text:p text:style-name="MP6"><text:span text:style-name="Page_20_Number"><text:tab/><text:tab/></text:span><text:span text:style-name="Page_20_Number"><text:span text:style-name="MT5"><text:page-number text:select-page="current">0</text:page-number></text:span></text:span><text:span text:style-name="Page_20_Number"><text:span text:style-name="MT5">/</text:span></text:span><text:span text:style-name="Page_20_Number"><text:span text:style-name="MT5"><text:page-count>1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6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1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1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7">3</text:span>7, <text:span text:style-name="MT8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9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7</meta:editing-cycles>
    <meta:editing-duration>PT10H42M49S</meta:editing-duration>
    <dc:date>2019-05-13T08:10:06.216562153</dc:date>
    <dc:title>Curriculum Vitae - @titleFullname</dc:title>
    <meta:document-statistic meta:table-count="2" meta:image-count="1" meta:object-count="0" meta:page-count="1" meta:paragraph-count="40" meta:word-count="112" meta:character-count="781" meta:non-whitespace-character-count="697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